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Re: <text:s/>CID-110698</text:p>
      <text:p text:style-name="Preformatted_20_Text"/>
      <text:p text:style-name="Preformatted_20_Text">Dear Dr. Piotr Tymoszuk:</text:p>
      <text:p text:style-name="Preformatted_20_Text"/>
      <text:p text:style-name="Preformatted_20_Text">Your Major Article entitled "Phenotyping of acute and persistent COVID-19 features in the outpatient setting: exploratory analysis of an international cross-sectional online survey" has been reviewed by members of the Editorial Board of Clinical Infectious Diseases and by specialists in this field (comments below). <text:s/>The reviewers have raised some important issues, with which I agree, and I have thus decided that major revision is in order before we can reconsider it for publication. <text:s/>Please be aware that additional review does not guarantee acceptance. </text:p>
      <text:p text:style-name="Preformatted_20_Text"/>
      <text:p text:style-name="Preformatted_20_Text">If you wish to revise your article, please provide a Response to Reviewers document with point-by-point responses to the reviewers' comments with which you have complied, and a rebuttal to the criticisms with which you disagree. Each question or issue posed by the reviewer should be restated with a reply marked with the word "Response" to separate the reviewer and author comments. Please do not include your reviewer responses in the same file as your cover letter.</text:p>
      <text:p text:style-name="Preformatted_20_Text"/>
      <text:p text:style-name="Preformatted_20_Text">With your revision, we also need the following information. <text:s/>Omission of any items will delay the processing of your manuscript.</text:p>
      <text:p text:style-name="Preformatted_20_Text"/>
      <text:p text:style-name="Preformatted_20_Text">1. <text:s text:c="3"/>Each author must complete the ICMJE Uniform Disclosure Form for Potential Conflicts of Interest, available at: <text:s/><text:a xlink:type="simple" xlink:href="http://www.icmje.org/disclosure-of-interest/" text:style-name="Internet_20_link" text:visited-style-name="Visited_20_Internet_20_Link">http://www.icmje.org/disclosure-of-interest/</text:a></text:p>
      <text:p text:style-name="Preformatted_20_Text">The corresponding author is responsible for collecting the forms from each author. The completed forms must be uploaded electronically as part of the revision. </text:p>
      <text:p text:style-name="Preformatted_20_Text"/>
      <text:p text:style-name="Preformatted_20_Text">2. Include on the title page of the manuscript a brief, 40-word summary of your article's main point. If accepted, this will be published under the article heading in the journal's table of contents. To ensure proper indexing, please list each author by their given name first, followed by their surname.</text:p>
      <text:p text:style-name="Preformatted_20_Text"/>
      <text:p text:style-name="Preformatted_20_Text">3. The main text of the article cannot exceed 3,000 words.</text:p>
      <text:p text:style-name="Preformatted_20_Text"/>
      <text:p text:style-name="Preformatted_20_Text">4. <text:s/>Figure files must be in TIF or EPS format and submitted as separate files using CMYK colors with fonts embedded. Multipart figures should be submitted as a single file with panels labeled within the image. Figure legends should appear at the end of the manuscript, and not in the image file. Photographs must be 300 ppi at 100% and line drawings must be 600 dpi. <text:s/>Text within a figure should be Arial, Times, and/or Symbol in 8-12 point. Figure quality can be checked by zooming in to a larger size; the figure will not reproduce well in the published article if the text or graphic is pixelated or broken when enlarged. <text:s/>Note that PDF, .jpeg and .doc files are not acceptable for figure reproduction.</text:p>
      <text:p text:style-name="Preformatted_20_Text"/>
      <text:p text:style-name="Preformatted_20_Text">5. <text:s/>Complete contact information for an alternate corresponding author in the event that the corresponding author is unavailable.</text:p>
      <text:p text:style-name="Preformatted_20_Text"/>
      <text:p text:style-name="Preformatted_20_Text">6. <text:s/>All sources of funding and conflict of interest information must be listed in the Notes section of the manuscript, at the end of the main text. If no author has a potential conflict of interest or funding source, a statement to this effect must be included.</text:p>
      <text:p text:style-name="Preformatted_20_Text"/>
      <text:p text:style-name="Preformatted_20_Text">7. If any change is made to the author listing, such as a reordering of authors or an addition of an author, an agreement form signed by all authors must be submitted to the editorial office before the revision can be processed. </text:p>
      <text:p text:style-name="Preformatted_20_Text"/>
      <text:p text:style-name="Preformatted_20_Text">8. Any supplementary data will be published online only. Note that this material is not typeset or copy edited. It is the author's responsibility to ensure the submitted material is proof ready with no errors or changes needed. Supplemental data files must be separate from the main manuscript. Do not include any supplemental data legends in the main file.</text:p>
      <text:p text:style-name="Preformatted_20_Text"><text:soft-page-break/></text:p>
      <text:p text:style-name="Preformatted_20_Text">9. A highlighted version of the revision with all changes marked. A final, clean version should also be uploaded for production usage. </text:p>
      <text:p text:style-name="Preformatted_20_Text"/>
      <text:p text:style-name="Preformatted_20_Text">10. A Response to Reviewers document, which must include line-by-line responses to the previous reviewer comments. </text:p>
      <text:p text:style-name="Preformatted_20_Text"/>
      <text:p text:style-name="Preformatted_20_Text">Please return your paper within 14 days to: </text:p>
      <text:p text:style-name="Preformatted_20_Text"/>
      <text:p text:style-name="Preformatted_20_Text"><text:s text:c="8"/><text:a xlink:type="simple" xlink:href="http://cid.edmgr.com/" text:style-name="Internet_20_link" text:visited-style-name="Visited_20_Internet_20_Link">http://cid.edmgr.com</text:a></text:p>
      <text:p text:style-name="Preformatted_20_Text"/>
      <text:p text:style-name="Preformatted_20_Text">Thank you for submitting your article to Clinical Infectious Diseases.</text:p>
      <text:p text:style-name="Preformatted_20_Text"/>
      <text:p text:style-name="Preformatted_20_Text">Sincerely,</text:p>
      <text:p text:style-name="Preformatted_20_Text"/>
      <text:p text:style-name="Preformatted_20_Text">Constance A. Benson, M.D., Associate Editor </text:p>
      <text:p text:style-name="Preformatted_20_Text">Clinical Infectious Diseases</text:p>
      <text:p text:style-name="Preformatted_20_Text">email: <text:a xlink:type="simple" xlink:href="mailto:cid.editorialoffice@idsociety.org" text:style-name="Internet_20_link" text:visited-style-name="Visited_20_Internet_20_Link">cid.editorialoffice@idsociety.org</text:a></text:p>
      <text:p text:style-name="Preformatted_20_Text"/>
      <text:p text:style-name="Preformatted_20_Text">______________________________________________________________</text:p>
      <text:p text:style-name="Preformatted_20_Text">REVIEWER COMMENTS</text:p>
      <text:p text:style-name="Preformatted_20_Text"/>
      <text:p text:style-name="Preformatted_20_Text">Associate Editor: Please pay particular attention to Reviewer 1. <text:s/>We are much more interested in aspects of their manuscript related to the clinical clustering of Long COVID symptoms than of predictors of prolonged convalescence.</text:p>
      <text:p text:style-name="Preformatted_20_Text"/>
      <text:p text:style-name="Preformatted_20_Text">Reviewer #1: The authors used a large survey of adults in bordering regions of Austria and Italy to determine if there were clusters of acute and persistent symptoms consistent between the two regions. Machine learning methods were used to identify clustering in relation to acuity of symptoms. There are interesting findings about the clustering of symptoms, but the analysis and description of these clusters are underdeveloped with room taken by analyses vulnerable to confounding in a cross-sectional study (i.e., identifying factors associated with relapse of persistent symptoms or major physical impairment).</text:p>
      <text:p text:style-name="Preformatted_20_Text"/>
      <text:p text:style-name="Preformatted_20_Text">Major:</text:p>
      <text:p text:style-name="Preformatted_20_Text">There seems to be a missed opportunity to focus and thoroughly evaluate clusters of persistent symptoms (in Figure S3). There should be an increased emphasis on describing "the three phenotypes of persistent COVID-19 manifestations". Were there demographic differences between these phenotypes? There also seems to be a missed opportunity to develop a model for the symptom clusters in one region and validate those clusters in the other. This was somewhat done by running LASSO regression separately for each region and looking at overlap of covariates between the two models but is less robust. The combination of a long list of covariates such as number of symptoms make clinical translation of the results challenging. Clinical relevance of some of the symptoms should be determined prior to being included as a candidate covariate. </text:p>
      <text:p text:style-name="Preformatted_20_Text"/>
      <text:p text:style-name="Preformatted_20_Text">There is discussion about prediction or identification of people at risk of long COVID from their acute symptoms throughout the manuscript. There seems to be evidence of selection bias in that people with persistent symptoms were more likely to respond to the survey further out from there symptoms. There is also great potential for recall bias that was not clearly evaluated. So, given the cross-sectional and retrospective nature of the survey, I would caution against using the results for prediction. However, the clustering techniques of symptoms could be of great use and is a relevant long COVID research gap. This study should focus on describing these symptom clusters more rather than prediction of persistent symptoms.</text:p>
      <text:p text:style-name="Preformatted_20_Text"/>
      <text:p text:style-name="Preformatted_20_Text">There is a lack of epidemiologic rigor in this study. In the results, the authors mention people &gt;65 years were under-represented but it is not clear what reference they are using. Additionally, those further out from symptom onset to survey were more likely to have symptoms which suggests more of a selection bias. This is described in the discussion but was not fully explored and seems <text:soft-page-break/>assumed by the authors. If there is census data available, the authors could use that determine if the results are skewed in the survey or use it for weighting the results in the survey. However, I would assume that this is a skewed population due to selection bias until then and focus on the symptom clusters. The symptom clusters should still be discernible with a skewed population given the sample size, but the prevalence estimates may not be generalizable.</text:p>
      <text:p text:style-name="Preformatted_20_Text"/>
      <text:p text:style-name="Preformatted_20_Text">Minor</text:p>
      <text:p text:style-name="Preformatted_20_Text">Abstract</text:p>
      <text:p text:style-name="Preformatted_20_Text">Methods: "International, multi-center," - while this seems potentially true it seems a little misleading. I'm not sure multi-center would apply and I would add that they are bordering regions. I would also add at least a sentence about the analytical methods and the time period of data collection. The phrasing in methods is more appropriate "neighboring European regions Tyrol (Austria) and South Tyrol (Italy)". Results - the sentence about the symptom burden is not clear. I would make sure it is clear that this is the number of symptoms present. A dash is used for an IQR but then used to denote the two regions, which is confusing. I would indicate "ST: XX% and STY: XX%", for example, rather than use a dash throughout the paper, as it is not a range. </text:p>
      <text:p text:style-name="Preformatted_20_Text"/>
      <text:p text:style-name="Preformatted_20_Text">Introduction</text:p>
      <text:p text:style-name="Preformatted_20_Text">It would be helpful to have more background about the online survey.</text:p>
      <text:p text:style-name="Preformatted_20_Text"/>
      <text:p text:style-name="Preformatted_20_Text">Methods</text:p>
      <text:p text:style-name="Preformatted_20_Text">The authors should describe the type of media that was used for recruitment.</text:p>
      <text:p text:style-name="Preformatted_20_Text"/>
      <text:p text:style-name="Preformatted_20_Text">It seems like the survey had not been previously validated which should be listed as a limitation in the discussion. The survey should also be included in the supplemental methods.</text:p>
      <text:p text:style-name="Preformatted_20_Text"/>
      <text:p text:style-name="Preformatted_20_Text">Results</text:p>
      <text:p text:style-name="Preformatted_20_Text">The phrase "i. e. the duration of the official quarantine." Seems not directly relevant and I would remove it.</text:p>
      <text:p text:style-name="Preformatted_20_Text"/>
      <text:p text:style-name="Preformatted_20_Text"><text:s/>For odds ratios described in results, please provide 95% confidence interval.</text:p>
      <text:p text:style-name="Preformatted_20_Text"/>
      <text:p text:style-name="Preformatted_20_Text">As above, I would move Figures S4 and S4 out of the supplement to be major figures. </text:p>
      <text:p text:style-name="Preformatted_20_Text"/>
      <text:p text:style-name="Preformatted_20_Text"/>
      <text:p text:style-name="Preformatted_20_Text"/>
      <text:p text:style-name="Preformatted_20_Text">Reviewer #2: Sahanic et al have prepared a manuscript reporting findings from a large online cross-sectional survey that includes laboratory confirmed convalescent COVID patients from two neighboring in Austria/Italy . They used cluster analysis to define two phenotypes of long-COVID- (non-specific infection vs multi-organ) and further identify 3 phenotypes of persistent symptoms (hyposmia/anosmia vs fatigue vs multi-organ). Major strengths of this manuscript are the focus on outpatients, which remains a gap in the long-COVID phenotyping literature. This report is well written and data presented are thorough and clear. <text:s/>This would add to the current literature on long COVID, as its attempt to further identify phenotypes would add to the current literature that mostly describes overall prevalence employing vague case definitions. </text:p>
      <text:p text:style-name="Preformatted_20_Text"/>
      <text:p text:style-name="Preformatted_20_Text">Major comments</text:p>
      <text:p text:style-name="Preformatted_20_Text">The authors note in the introduction that current case definitions typically use a 12-week cutoff to differentiate between ongoing COVID and post-COVID-19 syndrome or PASC; however, this cut off was not employed in the methods. Was a sub analysis attempted to look at this later convalescent period? Specifically, did the authors attempt modeling using a 4th group that included persistent symptoms beyond 12 weeks or was this not performed due to the burden of missing data beyond 12 weeks/right censoring? The median days from symptom onset to survey completion was 96 days in South Tyrol, so may be feasible in this cohort at least. This would be quite informative to report, especially if the cluster <text:soft-page-break/>analysis still identifies the same sub-phenotypes or if a new late convalescent phenotype emerges.</text:p>
      <text:p text:style-name="Preformatted_20_Text"/>
      <text:p text:style-name="Preformatted_20_Text">21-32% relapse rate was reported, but it unclear how relapse was defined and assessed? Both true relapse after resolution and exacerbation of ongoing symptoms are characteristic of certain PASC phenotypes, specifically, neurocognitive dysfunction and fatigue. Did relapse differ across the three different persistent COVID-19 phenotypes (HAP, FAP, MOP)? A 6-fold increase was reported in those with acute MOP and fatigue, but association with persistent phenotypes is not reported and would be of interest.</text:p>
      <text:p text:style-name="Preformatted_20_Text"/>
      <text:p text:style-name="Preformatted_20_Text">Minor comments </text:p>
      <text:p text:style-name="Preformatted_20_Text">"Psychosomatic disorders" was referred to when describing the MOP phenotype. Please clarify what this disease category refers to. Many long COVID patients have been stigmatized by the medical community, being told that their symptoms are psychosomatic when physical exam and laboratory assessments have been unremarkable. The authors should be cautious when using this phrase without appropriate context. </text:p>
      <text:p text:style-name="Preformatted_20_Text"/>
      <text:p text:style-name="Preformatted_20_Text">Was vaccination status assessed, especially in South Tyroll where 30% of cases were in the winter/spring 2021. While not an emphasis of this report, the role of vaccine in preventing or attenuating Long-COVID is another topic of interest.</text:p>
      <text:p text:style-name="Preformatted_20_Text"/>
      <text:p text:style-name="P1">Table 3: what does "Subjective complete convalescence" refer 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8T11:18:13.447000000</meta:creation-date>
    <dc:date>2021-11-08T11:18:40.861000000</dc:date>
    <meta:editing-duration>PT28S</meta:editing-duration>
    <meta:editing-cycles>1</meta:editing-cycles>
    <meta:document-statistic meta:table-count="0" meta:image-count="0" meta:object-count="0" meta:page-count="4" meta:paragraph-count="51" meta:word-count="1839" meta:character-count="11703" meta:non-whitespace-character-count="9878"/>
    <meta:generator>LibreOffice/7.0.5.2$Windows_X86_64 LibreOffice_project/64390860c6cd0aca4beafafcfd84613dd9dfb63a</meta:generator>
  </office:meta>
</office:document-meta>
</file>